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paragraph-properties fo:margin-left="0cm" fo:margin-right="0cm" fo:text-indent="0cm" style:auto-text-indent="false"/>
    </style:style>
    <style:style style:name="P14" style:family="paragraph" style:parent-style-name="Preformatted_20_Text">
      <style:text-properties fo:font-size="8pt" style:font-size-asian="8pt" style:font-size-complex="8pt"/>
    </style:style>
    <style:style style:name="P15" style:family="paragraph" style:parent-style-name="Preformatted_20_Text">
      <style:text-properties fo:font-size="8pt" fo:language="en" fo:country="US" style:font-size-asian="8pt" style:font-size-complex="8pt"/>
    </style:style>
    <style:style style:name="P16" style:family="paragraph" style:parent-style-name="Preformatted_20_Text">
      <style:text-properties fo:font-size="8pt" fo:language="en" fo:country="US" fo:font-weight="bold" style:font-size-asian="8pt" style:font-weight-asian="bold" style:font-size-complex="8pt" style:font-weight-complex="bold"/>
    </style:style>
    <style:style style:name="P17" style:family="paragraph" style:parent-style-name="Heading_20_1">
      <style:text-properties fo:language="en" fo:country="US"/>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text-properties fo:language="en" fo:country="US"/>
    </style:style>
    <style:style style:name="P35" style:family="paragraph" style:parent-style-name="Heading_20_1" style:master-page-name="Standard">
      <style:text-properties fo:language="en" fo:country="US"/>
    </style:style>
    <style:style style:name="P36" style:family="paragraph" style:parent-style-name="Heading_20_2">
      <style:text-properties fo:language="en" fo:country="US"/>
    </style:style>
    <style:style style:name="P37" style:family="paragraph" style:parent-style-name="Preformatted_20_Text">
      <style:text-properties fo:font-size="8pt" fo:language="en" fo:country="US" fo:font-style="italic" style:font-size-asian="8pt" style:font-style-asian="italic" style:font-size-complex="8pt" style:font-style-complex="italic"/>
    </style:style>
    <style:style style:name="P38" style:family="paragraph" style:parent-style-name="Preformatted_20_Text">
      <style:text-properties fo:font-size="8pt" fo:language="en" fo:country="US" style:font-size-asian="8pt" style:font-size-complex="8pt"/>
    </style:style>
    <style:style style:name="P39" style:family="paragraph">
      <style:paragraph-properties fo:text-align="center"/>
    </style:style>
    <style:style style:name="P40" style:family="paragraph">
      <style:text-properties style:font-name="Verdana1" fo:font-size="8pt"/>
    </style:style>
    <style:style style:name="P41" style:family="paragraph">
      <style:paragraph-properties fo:text-align="end"/>
    </style:style>
    <style:style style:name="P42" style:family="paragraph">
      <style:text-properties style:font-name="Verdana Bold" fo:font-size="6pt"/>
    </style:style>
    <style:style style:name="P43"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size="8pt" style:font-size-asian="8pt" style:font-size-complex="8pt"/>
    </style:style>
    <style:style style:name="T34" style:family="text">
      <style:text-properties fo:font-weight="bold" style:font-weight-asian="bold" style:font-weight-complex="bold"/>
    </style:style>
    <style:style style:name="T35" style:family="text">
      <style:text-properties style:font-name="Symbol" fo:font-size="8pt" fo:language="en" fo:country="US" style:font-name-asian="Courier New" style:font-size-asian="8pt" style:font-name-complex="Courier New" style:font-size-complex="8pt"/>
    </style:style>
    <style:style style:name="T36" style:family="text">
      <style:text-properties style:font-name="Symbol" fo:language="en" fo:country="US" style:font-name-asian="Times New Roman" style:font-name-complex="Times New Roman"/>
    </style:style>
    <style:style style:name="T37" style:family="text">
      <style:text-properties style:font-name="Courier New" fo:language="en" fo:country="US"/>
    </style:style>
    <style:style style:name="T38" style:family="text">
      <style:text-properties style:font-name="Verdana1" fo:font-size="8pt"/>
    </style:style>
    <style:style style:name="T39" style:family="text">
      <style:text-properties style:font-name="Verdana Bold" fo:font-size="6pt"/>
    </style:style>
    <style:style style:name="T40"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35" text:outline-level="1">Correlations Between the Various Screen Description Options of the RenderMan Interface</text:h>
      <text:p text:style-name="P10">Memo for RiCPP, Andreas Pidde, 17th March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The glrenderer of RiCPP allows additional optional parameters “</text:span><text:span text:style-name="T37">xres</text:span><text:span text:style-name="T1">”, “</text:span><text:span text:style-name="T37">yres</text:span><text:span text:style-name="T1">” and “</text:span><text:span text:style-name="T37">pixelaspect</text:span><text:span text:style-name="T1">” to give the sizes of a physical viewport in device coordinates.</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3"><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Standard"><text:span text:style-name="T1"/></text:p>
      <text:p text:style-name="P4">The near clipping plane must be in front of the viewing point and <text:span text:style-name="T10">hither</text:span> &lt; <text:span text:style-name="T10">yon</text:span>. The default values are <text:span text:style-name="T34">RI_EPSILON</text:span> for the near (hither) and <text:span text:style-name="T34">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5">//<text:span text:style-name="T10"> Pseudo code to get the display options</text:span></text:p>
      <text:p text:style-name="P15"/>
      <text:p text:style-name="P14"><text:span text:style-name="T1">origin</text:span><text:span text:style-name="T20">out</text:span><text:span text:style-name="T1"> = {0, 0};</text:span></text:p>
      <text:p text:style-name="P14"><text:span text:style-name="T1">xres</text:span><text:span text:style-name="T20">out</text:span><text:span text:style-name="T1"> = 512;</text:span></text:p>
      <text:p text:style-name="P14"><text:span text:style-name="T1">yres</text:span><text:span text:style-name="T20">out</text:span><text:span text:style-name="T1"> = 384;</text:span></text:p>
      <text:p text:style-name="P14"><text:span text:style-name="T1">pixelaspect</text:span><text:span text:style-name="T20">out</text:span><text:span text:style-name="T1"> = 1.0;</text:span></text:p>
      <text:p text:style-name="P15"/>
      <text:p text:style-name="P14"><text:span text:style-name="T6">if</text:span><text:span text:style-name="T1"> ( </text:span><text:span text:style-name="T3">RiDisplay has been called</text:span><text:span text:style-name="T1"> ) {</text:span></text:p>
      <text:p text:style-name="P14"><text:span text:style-name="T1"><text:tab/></text:span><text:span text:style-name="T6">if</text:span><text:span text:style-name="T1"> ( </text:span><text:span text:style-name="T3">display got standard ranges</text:span><text:span text:style-name="T1"> ) {</text:span></text:p>
      <text:p text:style-name="P14"><text:span text:style-name="T1"><text:tab/><text:tab/>xres</text:span><text:span text:style-name="T20">out</text:span><text:span text:style-name="T1"> = </text:span><text:span text:style-name="T3">width_of_display</text:span><text:span text:style-name="T1">;</text:span></text:p>
      <text:p text:style-name="P14"><text:span text:style-name="T1"><text:tab/><text:tab/>yres</text:span><text:span text:style-name="T20">out</text:span><text:span text:style-name="T1"> = </text:span><text:span text:style-name="T3">height_of_display</text:span><text:span text:style-name="T1">;</text:span></text:p>
      <text:p text:style-name="P15"><text:tab/>}</text:p>
      <text:p text:style-name="P14"><text:span text:style-name="T1"><text:tab/></text:span><text:span text:style-name="T6">if</text:span><text:span text:style-name="T1"> ( </text:span><text:span text:style-name="T3">display got standard pixel aspect ratio</text:span><text:span text:style-name="T1"> ) {</text:span></text:p>
      <text:p text:style-name="P14"><text:span text:style-name="T1"><text:tab/><text:tab/>pixelaspect</text:span><text:span text:style-name="T20">out</text:span><text:span text:style-name="T1"> = </text:span><text:span text:style-name="T3">pixel_aspect_ratio_of_display</text:span><text:span text:style-name="T1">;</text:span></text:p>
      <text:p text:style-name="P15"><text:tab/>}</text:p>
      <text:p text:style-name="P14"><text:span text:style-name="T1"><text:tab/></text:span><text:span text:style-name="T6">if</text:span><text:span text:style-name="T1"> ( </text:span><text:span text:style-name="T3">origin parameter is available</text:span><text:span text:style-name="T1"> ) {</text:span></text:p>
      <text:p text:style-name="P14"><text:span text:style-name="T1"><text:tab/><text:tab/>origin</text:span><text:span text:style-name="T20">out</text:span><text:span text:style-name="T1"> = </text:span><text:span text:style-name="T3">origin_of_display</text:span><text:span text:style-name="T1">;</text:span></text:p>
      <text:p text:style-name="P15"><text:tab/>}</text:p>
      <text:p text:style-name="P15">}</text:p>
      <text:p text:style-name="P16"/>
      <text:p text:style-name="P14"><text:span text:style-name="T6">if</text:span><text:span text:style-name="T1"> ( </text:span><text:span text:style-name="T3">RiFrame has been called</text:span><text:span text:style-name="T1"> ) {</text:span></text:p>
      <text:p text:style-name="P14"><text:span text:style-name="T1"><text:tab/>xres</text:span><text:span text:style-name="T20">out</text:span><text:span text:style-name="T1"> = xres</text:span><text:span text:style-name="T3">_of_RiFrame;</text:span></text:p>
      <text:p text:style-name="P14"><text:span text:style-name="T1"><text:tab/>yres</text:span><text:span text:style-name="T20">out</text:span><text:span text:style-name="T1"> = y</text:span><text:span text:style-name="T3">res_of_RiFrame</text:span><text:span text:style-name="T1">;</text:span></text:p>
      <text:p text:style-name="P14"><text:span text:style-name="T1"><text:tab/></text:span><text:span text:style-name="T6">if</text:span><text:span text:style-name="T1"> ( </text:span><text:span text:style-name="T3">pixelaspect_of_RiFrame &gt; 0</text:span><text:span text:style-name="T1"> ) {</text:span></text:p>
      <text:p text:style-name="P14"><text:span text:style-name="T1"><text:tab/><text:tab/>pixelaspect</text:span><text:span text:style-name="T20">out</text:span><text:span text:style-name="T1"> = </text:span><text:span text:style-name="T3">pixelaspect_of_RiFrame</text:span><text:span text:style-name="T1">;</text:span></text:p>
      <text:p text:style-name="P15"><text:tab/>}</text:p>
      <text:p text:style-name="P15">}</text:p>
      <text:p text:style-name="P15"/>
      <text:p text:style-name="P14"><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5"/>
      <text:p text:style-name="P14"><text:span text:style-name="T6">if</text:span><text:span text:style-name="T1"> ( </text:span><text:span text:style-name="T3">RiFrameAspect has been called</text:span><text:span text:style-name="T1"> ) {</text:span></text:p>
      <text:p text:style-name="P14"><text:span text:style-name="T1"><text:tab/>frameaspect</text:span><text:span text:style-name="T20">out</text:span><text:span text:style-name="T1"> = f</text:span><text:span text:style-name="T3">rameaspect_of_RiFrameAspect;</text:span></text:p>
      <text:p text:style-name="P37"><text:tab/>// If the frame aspect do not matc the current output frame,</text:p>
      <text:p text:style-name="P37"><text:tab/>// either the bottom or the right side of the frame is not rendered,</text:p>
      <text:p text:style-name="P37"><text:tab/>// so that the output frame has the aspect ratio wanted. However,</text:p>
      <text:p text:style-name="P37"><text:tab/>// there will be no visible distortion.</text:p>
      <text:p text:style-name="P14"><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5">}</text:p>
      <text:p text:style-name="P15"/>
      <text:p text:style-name="P14"><text:span text:style-name="T6">if</text:span><text:span text:style-name="T1"> ( <text:s/>frameaspect</text:span><text:span text:style-name="T20">out</text:span><text:span text:style-name="T1"> &gt;= 1.0 ) {</text:span></text:p>
      <text:p text:style-name="P14"><text:span text:style-name="T1"><text:tab/>left</text:span><text:span text:style-name="T20">out</text:span><text:span text:style-name="T1"> = -frameaspect</text:span><text:span text:style-name="T20">out</text:span><text:span text:style-name="T1">;</text:span></text:p>
      <text:p text:style-name="P14"><text:span text:style-name="T1"><text:tab/>right</text:span><text:span text:style-name="T20">out</text:span><text:span text:style-name="T1"> = frameaspect</text:span><text:span text:style-name="T20">out</text:span><text:span text:style-name="T1">;</text:span></text:p>
      <text:p text:style-name="P14"><text:span text:style-name="T1"><text:tab/>bottom</text:span><text:span text:style-name="T20">out</text:span><text:span text:style-name="T1"> = -1.0;</text:span></text:p>
      <text:p text:style-name="P14"><text:span text:style-name="T1"><text:tab/>top</text:span><text:span text:style-name="T20">out</text:span><text:span text:style-name="T1"> = 1.0;</text:span></text:p>
      <text:p text:style-name="P14"><text:span text:style-name="T1">} </text:span><text:span text:style-name="T6">else</text:span><text:span text:style-name="T1"> {</text:span></text:p>
      <text:p text:style-name="P14"><text:span text:style-name="T1"><text:tab/>left</text:span><text:span text:style-name="T20">out</text:span><text:span text:style-name="T1"> = -1.0;</text:span></text:p>
      <text:p text:style-name="P14"><text:span text:style-name="T1"><text:tab/>right</text:span><text:span text:style-name="T20">out</text:span><text:span text:style-name="T1"> = 1.0</text:span><text:span text:style-name="T1">;</text:span></text:p>
      <text:p text:style-name="P14"><text:span text:style-name="T1"><text:tab/>bottom</text:span><text:span text:style-name="T20">out</text:span><text:span text:style-name="T1"> = -1.0/frameaspect</text:span><text:span text:style-name="T20">out</text:span><text:span text:style-name="T1">;</text:span></text:p>
      <text:p text:style-name="P14"><text:span text:style-name="T1"><text:tab/>top</text:span><text:span text:style-name="T20">out</text:span><text:span text:style-name="T1"> = 1.0/frameaspect</text:span><text:span text:style-name="T20">out</text:span><text:span text:style-name="T1">;</text:span></text:p>
      <text:p text:style-name="P15">}</text:p>
      <text:p text:style-name="P15"/>
      <text:p text:style-name="P15">// <text:span text:style-name="T10">Here the matrix that transforms from NDC to display device raster coordinates can be build</text:span></text:p>
      <text:p text:style-name="P15">Build NDCToRaster<text:span text:style-name="T24">out</text:span> and its inverse;</text:p>
      <text:p text:style-name="P15"/>
      <text:p text:style-name="P14"><text:span text:style-name="T6">if</text:span><text:span text:style-name="T1"> ( </text:span><text:span text:style-name="T3">RiScreenWindow has been called</text:span><text:span text:style-name="T1"> ) {</text:span></text:p>
      <text:p text:style-name="P14"><text:span text:style-name="T1"><text:tab/>left</text:span><text:span text:style-name="T20">out</text:span><text:span text:style-name="T1"> = </text:span><text:span text:style-name="T3">left_of</text:span><text:span text:style-name="T1">_R</text:span><text:span text:style-name="T3">iScreenWindow;</text:span></text:p>
      <text:p text:style-name="P14"><text:span text:style-name="T1"><text:tab/>right</text:span><text:span text:style-name="T20">out</text:span><text:span text:style-name="T1"> = </text:span><text:span text:style-name="T3">right_of</text:span><text:span text:style-name="T1">_</text:span><text:span text:style-name="T3">RiScreenWindow;</text:span></text:p>
      <text:p text:style-name="P14"><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4"><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5">}</text:p>
      <text:p text:style-name="P15"/>
      <text:p text:style-name="P15">// <text:span text:style-name="T10">Here the matrix that transforms from screen coordinates to NDC can be build</text:span></text:p>
      <text:p text:style-name="P15">Build screenToNDC<text:span text:style-name="T24">out</text:span><text:span text:style-name="T28"> and its inverse</text:span>;</text:p>
      <text:p text:style-name="P15"/>
      <text:p text:style-name="P14"><text:span text:style-name="T1">projection</text:span><text:span text:style-name="T20">out</text:span><text:span text:style-name="T1"> = “orthographic”;</text:span></text:p>
      <text:p text:style-name="P15">viewingPlaneDistance<text:span text:style-name="T19">out</text:span> = 1.0;</text:p>
      <text:p text:style-name="P15"><text:span text:style-name="T28">projCTM</text:span> = identity;</text:p>
      <text:p text:style-name="P15"/>
      <text:p text:style-name="P14"><text:span text:style-name="T6">if</text:span><text:span text:style-name="T1"> ( </text:span><text:span text:style-name="T3">RiProjection has been called</text:span><text:span text:style-name="T1"> ) {</text:span></text:p>
      <text:p text:style-name="P14"><text:span text:style-name="T1"><text:tab/>projection</text:span><text:span text:style-name="T20">out</text:span><text:span text:style-name="T1"> = </text:span><text:span text:style-name="T3">projection_of_RiProjection</text:span><text:span text:style-name="T1">;</text:span></text:p>
      <text:p text:style-name="P15"><text:tab/>projCTM = CTM stored by RiProjection;</text:p>
      <text:p text:style-name="P14"><text:span text:style-name="T1"><text:tab/></text:span><text:span text:style-name="T6">if</text:span><text:span text:style-name="T1"> ( </text:span><text:span text:style-name="T3">projection_of_RiProjection</text:span><text:span text:style-name="T1"> is “perspective” ) {</text:span></text:p>
      <text:p text:style-name="P15"><text:tab/><text:tab/>fov = 90.0;</text:p>
      <text:p text:style-name="P14"><text:span text:style-name="T1"><text:tab/><text:tab/></text:span><text:span text:style-name="T6">if</text:span><text:span text:style-name="T1"> ( </text:span><text:span text:style-name="T3">fov is set by RiProjection</text:span><text:span text:style-name="T1"> ) {</text:span></text:p>
      <text:p text:style-name="P15"><text:tab/><text:tab/><text:tab/>fov = fov of RiProjection;</text:p>
      <text:p text:style-name="P15"><text:tab/><text:tab/>}</text:p>
      <text:p text:style-name="P14"><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5"><text:tab/><text:tab/>Calculate prespectiveProjectionMatrix;</text:p>
      <text:p text:style-name="P15"><text:tab/><text:tab/>cameraToScreen<text:span text:style-name="T23">out</text:span><text:span text:style-name="T28"> = prespectiveProjectionMatrix </text:span><text:span text:style-name="T35">´</text:span></text:p>
      <text:p text:style-name="P15"><text:span text:style-name="T35"><text:tab/><text:tab/><text:tab/><text:tab/> <text:s text:c="8"/></text:span><text:span text:style-name="T28">projCTM;</text:span></text:p>
      <text:p text:style-name="P15"><text:tab/>} <text:span text:style-name="T34">else if</text:span><text:span text:style-name="T32"> ( </text:span><text:span text:style-name="T30">projection_of_RiProjection</text:span><text:span text:style-name="T32"> is “orthographic” ) </text:span>{</text:p>
      <text:p text:style-name="P15"><text:tab/><text:tab/>Calculate ortographicProjectionMatrix;</text:p>
      <text:p text:style-name="P15"><text:tab/><text:tab/>cameraToScreen<text:span text:style-name="T23">out</text:span><text:span text:style-name="T28"> = ortographicProjectionMatrix </text:span><text:span text:style-name="T35">´</text:span><text:span text:style-name="T28"> projCTM;</text:span></text:p>
      <text:p text:style-name="P15"><text:tab/>} <text:span text:style-name="T34">else</text:span> {</text:p>
      <text:p text:style-name="P15"><text:tab/><text:tab/>cameraToScreen<text:span text:style-name="T23">out</text:span><text:span text:style-name="T28"> = projCTM;</text:span></text:p>
      <text:p text:style-name="P15"><text:tab/>}</text:p>
      <text:p text:style-name="P15">} <text:span text:style-name="T34">else</text:span> {</text:p>
      <text:p text:style-name="P15"><text:tab/>Calculate ortographicProjectionMatrix;</text:p>
      <text:p text:style-name="P15"><text:tab/>cameraToScreen<text:span text:style-name="T23">out</text:span><text:span text:style-name="T28"> = ortographicProjectionMatrix;</text:span></text:p>
      <text:p text:style-name="P15">}</text:p>
      <text:p text:style-name="P15"/>
      <text:p text:style-name="P14"><text:span text:style-name="T3">Set </text:span><text:span text:style-name="T7">cropwindow</text:span><text:span text:style-name="T21">out</text:span><text:span text:style-name="T3"> to {0,0}, {1, 1}</text:span><text:span text:style-name="T1">;</text:span></text:p>
      <text:p text:style-name="P15"/>
      <text:p text:style-name="P14"><text:span text:style-name="T6">if</text:span><text:span text:style-name="T1"> ( </text:span><text:span text:style-name="T3">RiCropWindow has been called</text:span><text:span text:style-name="T1"> ) {</text:span></text:p>
      <text:p text:style-name="P14"><text:span text:style-name="T1"><text:tab/></text:span><text:span text:style-name="T7">cropwindow</text:span><text:span text:style-name="T21">out</text:span><text:span text:style-name="T3"> = cropwindow_of_RiCropWindow;</text:span></text:p>
      <text:p text:style-name="P15">}</text:p>
      <text:p text:style-name="P15"/>
      <text:p text:style-name="P14"><text:span text:style-name="T1">worldToCamera</text:span><text:span text:style-name="T23">out</text:span><text:span text:style-name="T1"> = CTM;</text:span></text:p>
      <text:h text:style-name="Heading_20_3" text:outline-level="3">RiWorldEnd(RtVoid): Ending the world block</text:h>
      <text:p text:style-name="Standard"><text:span text:style-name="T34">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Standard">The optional frame blocks open a new option, attribute and transformation block, encloses the world blocks and can be used for the scope of the viewing matrices. Frame blocks can not be nested.</text:p>
      <text:h text:style-name="P17"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18"><text:span text:style-name="T1">2D <text:s/>Raster space (“</text:span><text:span text:style-name="T37">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18"><text:span text:style-name="T1">The matrix tagged with “</text:span><text:span text:style-name="T37">raster</text:span><text:span text:style-name="T1">” (</text:span><text:span text:style-name="T6">RI_RASTER</text:span><text:span text:style-name="T1">) maps from NDC to raster space.</text:span></text:p>
        </text:list-item>
        <text:list-item>
          <text:p text:style-name="P18"><text:span text:style-name="T1">2D normalized display coordinates (“</text:span><text:span text:style-name="T37">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18"><text:span text:style-name="T1">The matrix tagged with “</text:span><text:span text:style-name="T37">NDC</text:span><text:span text:style-name="T1">” (</text:span><text:span text:style-name="T6">RI_NDC</text:span><text:span text:style-name="T1">) maps from screen coordinates to NDC.</text:span></text:p>
        </text:list-item>
        <text:list-item>
          <text:p text:style-name="P18"><text:span text:style-name="T1">2D screen coordinates (“</text:span><text:span text:style-name="T37">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18"><text:span text:style-name="T1">The matrix tagged with “</text:span><text:span text:style-name="T37">screen</text:span><text:span text:style-name="T1">” (</text:span><text:span text:style-name="T6">RI_SCREEN</text:span><text:span text:style-name="T1">) projects from camera space to screen space.</text:span></text:p>
        </text:list-item>
        <text:list-item>
          <text:p text:style-name="P18"><text:span text:style-name="T1">3D camera coordinates (“</text:span><text:span text:style-name="T37">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18"><text:span text:style-name="T1">The matrix tagged with “</text:span><text:span text:style-name="T37">camera</text:span><text:span text:style-name="T1">” (</text:span><text:span text:style-name="T6">RI_CAMERA</text:span><text:span text:style-name="T1">) transforms from world coordinates to camera coordinates.</text:span></text:p>
        </text:list-item>
        <text:list-item>
          <text:p text:style-name="P18"><text:span text:style-name="T1">3D world coordinates (“</text:span><text:span text:style-name="T37">world</text:span><text:span text:style-name="T1">”, </text:span><text:span text:style-name="T6">RI_WORLD</text:span><text:span text:style-name="T1">), default orientation is left handed. Reference coordinates, space where the primitives are placed in.</text:span></text:p>
        </text:list-item>
        <text:list-item>
          <text:p text:style-name="P18"><text:span text:style-name="T1">The matrix tagged with “</text:span><text:span text:style-name="T37">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18"><text:span text:style-name="T1">3D local object coordinates “</text:span><text:span text:style-name="T37">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6">´</text:span><text:span text:style-name="T1"> </text:span><text:span text:style-name="T6">RI_WORLD</text:span><text:span text:style-name="T1"> </text:span><text:span text:style-name="T36">´</text:span><text:span text:style-name="T1"> </text:span><text:span text:style-name="T6">RI_CAMERA</text:span><text:span text:style-name="T1"> </text:span><text:span text:style-name="T36">´</text:span><text:span text:style-name="T1"> </text:span><text:span text:style-name="T6">RI_SCREEN</text:span><text:span text:style-name="T1"> </text:span><text:span text:style-name="T36">´</text:span><text:span text:style-name="T1"> </text:span><text:span text:style-name="T6">RI_NDC</text:span><text:span text:style-name="T1"> </text:span><text:span text:style-name="T36">´</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6">´</text:span><text:span text:style-name="T1"> </text:span><text:span text:style-name="T6">RI_SCREEN</text:span><text:span text:style-name="T1"> </text:span><text:span text:style-name="T36">´</text:span><text:span text:style-name="T1"> </text:span><text:span text:style-name="T6">RI_NDC</text:span><text:span text:style-name="T1"> </text:span><text:span text:style-name="T36">´</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Standard"><draw:frame draw:style-name="fr1" draw:name="Rahmen1" text:anchor-type="paragraph" svg:y="0.21cm" svg:width="9.5cm" draw:z-index="8"><draw:text-box fo:min-height="5.001cm"><text:p text:style-name="Drawing"><draw:g text:anchor-type="paragraph" draw:z-index="9" draw:style-name="gr20"><draw:g draw:style-name="gr2"><draw:g draw:style-name="gr2"><draw:rect draw:style-name="gr21" draw:text-style-name="P39" svg:width="0.5cm" svg:height="0.5cm" svg:x="1.014cm" svg:y="0.406cm"><text:p/></draw:rect><draw:rect draw:style-name="gr21" draw:text-style-name="P39" svg:width="0.5cm" svg:height="0.5cm" svg:x="1.014cm" svg:y="0.905cm"><text:p/></draw:rect><draw:rect draw:style-name="gr21" draw:text-style-name="P39" svg:width="0.5cm" svg:height="0.5cm" svg:x="1.513cm" svg:y="0.905cm"><text:p/></draw:rect><draw:rect draw:style-name="gr21" draw:text-style-name="P39" svg:width="0.5cm" svg:height="0.5cm" svg:x="1.513cm" svg:y="0.406cm"><text:p/></draw:rect><draw:rect draw:style-name="gr21" draw:text-style-name="P39" svg:width="0.5cm" svg:height="0.5cm" svg:x="2.013cm" svg:y="0.406cm"><text:p/></draw:rect><draw:rect draw:style-name="gr21" draw:text-style-name="P39" svg:width="0.5cm" svg:height="0.5cm" svg:x="2.512cm" svg:y="0.406cm"><text:p/></draw:rect><draw:rect draw:style-name="gr21" draw:text-style-name="P39" svg:width="0.5cm" svg:height="0.5cm" svg:x="2.512cm" svg:y="0.905cm"><text:p/></draw:rect><draw:rect draw:style-name="gr21" draw:text-style-name="P39" svg:width="0.5cm" svg:height="0.5cm" svg:x="2.013cm" svg:y="0.905cm"><text:p/></draw:rect><draw:rect draw:style-name="gr21" draw:text-style-name="P39" svg:width="0.5cm" svg:height="0.5cm" svg:x="3.011cm" svg:y="0.905cm"><text:p/></draw:rect><draw:rect draw:style-name="gr21" draw:text-style-name="P39" svg:width="0.5cm" svg:height="0.5cm" svg:x="3.011cm" svg:y="0.406cm"><text:p/></draw:rect><draw:rect draw:style-name="gr21" draw:text-style-name="P39" svg:width="0.5cm" svg:height="0.5cm" svg:x="3.51cm" svg:y="0.406cm"><text:p/></draw:rect><draw:rect draw:style-name="gr21" draw:text-style-name="P39" svg:width="0.5cm" svg:height="0.5cm" svg:x="3.51cm" svg:y="0.905cm"><text:p/></draw:rect><draw:rect draw:style-name="gr21" draw:text-style-name="P39" svg:width="0.5cm" svg:height="0.5cm" svg:x="4.009cm" svg:y="0.905cm"><text:p/></draw:rect><draw:rect draw:style-name="gr21" draw:text-style-name="P39" svg:width="0.5cm" svg:height="0.5cm" svg:x="4.009cm" svg:y="0.406cm"><text:p/></draw:rect><draw:rect draw:style-name="gr21" draw:text-style-name="P39" svg:width="0.5cm" svg:height="0.5cm" svg:x="4.509cm" svg:y="0.406cm"><text:p/></draw:rect><draw:rect draw:style-name="gr21" draw:text-style-name="P39" svg:width="0.5cm" svg:height="0.5cm" svg:x="5.008cm" svg:y="0.406cm"><text:p/></draw:rect><draw:rect draw:style-name="gr21" draw:text-style-name="P39" svg:width="0.5cm" svg:height="0.5cm" svg:x="5.008cm" svg:y="0.905cm"><text:p/></draw:rect><draw:rect draw:style-name="gr21" draw:text-style-name="P39" svg:width="0.5cm" svg:height="0.5cm" svg:x="4.509cm" svg:y="0.905cm"><text:p/></draw:rect><draw:rect draw:style-name="gr21" draw:text-style-name="P39" svg:width="0.5cm" svg:height="0.5cm" svg:x="5.507cm" svg:y="0.905cm"><text:p/></draw:rect><draw:rect draw:style-name="gr21" draw:text-style-name="P39" svg:width="0.5cm" svg:height="0.5cm" svg:x="5.507cm" svg:y="0.406cm"><text:p/></draw:rect><draw:rect draw:style-name="gr21" draw:text-style-name="P39" svg:width="0.5cm" svg:height="0.5cm" svg:x="3.51cm" svg:y="1.404cm"><text:p/></draw:rect><draw:rect draw:style-name="gr21" draw:text-style-name="P39" svg:width="0.5cm" svg:height="0.5cm" svg:x="3.51cm" svg:y="1.903cm"><text:p/></draw:rect><draw:rect draw:style-name="gr21" draw:text-style-name="P39" svg:width="0.5cm" svg:height="0.5cm" svg:x="4.009cm" svg:y="1.903cm"><text:p/></draw:rect><draw:rect draw:style-name="gr21" draw:text-style-name="P39" svg:width="0.5cm" svg:height="0.5cm" svg:x="4.009cm" svg:y="1.404cm"><text:p/></draw:rect><draw:rect draw:style-name="gr21" draw:text-style-name="P39" svg:width="0.5cm" svg:height="0.5cm" svg:x="4.509cm" svg:y="1.404cm"><text:p/></draw:rect><draw:rect draw:style-name="gr21" draw:text-style-name="P39" svg:width="0.5cm" svg:height="0.5cm" svg:x="5.008cm" svg:y="1.404cm"><text:p/></draw:rect><draw:rect draw:style-name="gr21" draw:text-style-name="P39" svg:width="0.5cm" svg:height="0.5cm" svg:x="5.008cm" svg:y="1.903cm"><text:p/></draw:rect><draw:rect draw:style-name="gr21" draw:text-style-name="P39" svg:width="0.5cm" svg:height="0.5cm" svg:x="4.509cm" svg:y="1.903cm"><text:p/></draw:rect><draw:rect draw:style-name="gr21" draw:text-style-name="P39" svg:width="0.5cm" svg:height="0.5cm" svg:x="5.507cm" svg:y="1.903cm"><text:p/></draw:rect><draw:rect draw:style-name="gr21" draw:text-style-name="P39" svg:width="0.5cm" svg:height="0.5cm" svg:x="5.507cm" svg:y="1.404cm"><text:p/></draw:rect><draw:rect draw:style-name="gr21" draw:text-style-name="P39" svg:width="0.5cm" svg:height="0.5cm" svg:x="1.014cm" svg:y="1.404cm"><text:p/></draw:rect><draw:rect draw:style-name="gr21" draw:text-style-name="P39" svg:width="0.5cm" svg:height="0.5cm" svg:x="1.014cm" svg:y="1.903cm"><text:p/></draw:rect><draw:rect draw:style-name="gr21" draw:text-style-name="P39" svg:width="0.5cm" svg:height="0.5cm" svg:x="1.513cm" svg:y="1.903cm"><text:p/></draw:rect><draw:rect draw:style-name="gr21" draw:text-style-name="P39" svg:width="0.5cm" svg:height="0.5cm" svg:x="1.513cm" svg:y="1.404cm"><text:p/></draw:rect><draw:rect draw:style-name="gr21" draw:text-style-name="P39" svg:width="0.5cm" svg:height="0.5cm" svg:x="2.013cm" svg:y="1.404cm"><text:p/></draw:rect><draw:rect draw:style-name="gr21" draw:text-style-name="P39" svg:width="0.5cm" svg:height="0.5cm" svg:x="2.512cm" svg:y="1.404cm"><text:p/></draw:rect><draw:rect draw:style-name="gr21" draw:text-style-name="P39" svg:width="0.5cm" svg:height="0.5cm" svg:x="2.512cm" svg:y="1.903cm"><text:p/></draw:rect><draw:rect draw:style-name="gr21" draw:text-style-name="P39" svg:width="0.5cm" svg:height="0.5cm" svg:x="2.013cm" svg:y="1.903cm"><text:p/></draw:rect><draw:rect draw:style-name="gr21" draw:text-style-name="P39" svg:width="0.5cm" svg:height="0.5cm" svg:x="3.011cm" svg:y="1.903cm"><text:p/></draw:rect><draw:rect draw:style-name="gr21" draw:text-style-name="P39" svg:width="0.5cm" svg:height="0.5cm" svg:x="3.011cm" svg:y="1.404cm"><text:p/></draw:rect><draw:rect draw:style-name="gr21" draw:text-style-name="P39" svg:width="0.5cm" svg:height="0.5cm" svg:x="1.014cm" svg:y="2.402cm"><text:p/></draw:rect><draw:rect draw:style-name="gr21" draw:text-style-name="P39" svg:width="0.5cm" svg:height="0.5cm" svg:x="1.014cm" svg:y="2.902cm"><text:p/></draw:rect><draw:rect draw:style-name="gr21" draw:text-style-name="P39" svg:width="0.5cm" svg:height="0.5cm" svg:x="1.513cm" svg:y="2.902cm"><text:p/></draw:rect><draw:rect draw:style-name="gr21" draw:text-style-name="P39" svg:width="0.5cm" svg:height="0.5cm" svg:x="1.513cm" svg:y="2.402cm"><text:p/></draw:rect><draw:rect draw:style-name="gr21" draw:text-style-name="P39" svg:width="0.5cm" svg:height="0.5cm" svg:x="2.013cm" svg:y="2.402cm"><text:p/></draw:rect><draw:rect draw:style-name="gr21" draw:text-style-name="P39" svg:width="0.5cm" svg:height="0.5cm" svg:x="2.512cm" svg:y="2.402cm"><text:p/></draw:rect><draw:rect draw:style-name="gr21" draw:text-style-name="P39" svg:width="0.5cm" svg:height="0.5cm" svg:x="2.512cm" svg:y="2.902cm"><text:p/></draw:rect><draw:rect draw:style-name="gr21" draw:text-style-name="P39" svg:width="0.5cm" svg:height="0.5cm" svg:x="2.013cm" svg:y="2.902cm"><text:p/></draw:rect><draw:rect draw:style-name="gr21" draw:text-style-name="P39" svg:width="0.5cm" svg:height="0.5cm" svg:x="3.011cm" svg:y="2.902cm"><text:p/></draw:rect><draw:rect draw:style-name="gr21" draw:text-style-name="P39" svg:width="0.5cm" svg:height="0.5cm" svg:x="3.011cm" svg:y="2.402cm"><text:p/></draw:rect><draw:rect draw:style-name="gr21" draw:text-style-name="P39" svg:width="0.5cm" svg:height="0.5cm" svg:x="3.51cm" svg:y="2.402cm"><text:p/></draw:rect><draw:rect draw:style-name="gr21" draw:text-style-name="P39" svg:width="0.5cm" svg:height="0.5cm" svg:x="3.51cm" svg:y="2.902cm"><text:p/></draw:rect><draw:rect draw:style-name="gr21" draw:text-style-name="P39" svg:width="0.5cm" svg:height="0.5cm" svg:x="4.009cm" svg:y="2.902cm"><text:p/></draw:rect><draw:rect draw:style-name="gr21" draw:text-style-name="P39" svg:width="0.5cm" svg:height="0.5cm" svg:x="4.009cm" svg:y="2.402cm"><text:p/></draw:rect><draw:rect draw:style-name="gr21" draw:text-style-name="P39" svg:width="0.5cm" svg:height="0.5cm" svg:x="4.509cm" svg:y="2.402cm"><text:p/></draw:rect><draw:rect draw:style-name="gr21" draw:text-style-name="P39" svg:width="0.5cm" svg:height="0.5cm" svg:x="5.008cm" svg:y="2.402cm"><text:p/></draw:rect><draw:rect draw:style-name="gr21" draw:text-style-name="P39" svg:width="0.5cm" svg:height="0.5cm" svg:x="5.008cm" svg:y="2.902cm"><text:p/></draw:rect><draw:rect draw:style-name="gr21" draw:text-style-name="P39" svg:width="0.5cm" svg:height="0.5cm" svg:x="4.509cm" svg:y="2.902cm"><text:p/></draw:rect><draw:rect draw:style-name="gr21" draw:text-style-name="P39" svg:width="0.5cm" svg:height="0.5cm" svg:x="5.507cm" svg:y="2.902cm"><text:p/></draw:rect><draw:rect draw:style-name="gr21" draw:text-style-name="P39" svg:width="0.5cm" svg:height="0.5cm" svg:x="5.507cm" svg:y="2.402cm"><text:p/></draw:rect><draw:rect draw:style-name="gr21" draw:text-style-name="P39" svg:width="0.5cm" svg:height="0.5cm" svg:x="1.014cm" svg:y="3.401cm"><text:p/></draw:rect><draw:rect draw:style-name="gr21" draw:text-style-name="P39" svg:width="0.5cm" svg:height="0.5cm" svg:x="1.014cm" svg:y="3.9cm"><text:p/></draw:rect><draw:rect draw:style-name="gr21" draw:text-style-name="P39" svg:width="0.5cm" svg:height="0.5cm" svg:x="1.513cm" svg:y="3.9cm"><text:p/></draw:rect><draw:rect draw:style-name="gr21" draw:text-style-name="P39" svg:width="0.5cm" svg:height="0.5cm" svg:x="1.513cm" svg:y="3.401cm"><text:p/></draw:rect><draw:rect draw:style-name="gr21" draw:text-style-name="P39" svg:width="0.5cm" svg:height="0.5cm" svg:x="2.013cm" svg:y="3.401cm"><text:p/></draw:rect><draw:rect draw:style-name="gr21" draw:text-style-name="P39" svg:width="0.5cm" svg:height="0.5cm" svg:x="2.512cm" svg:y="3.401cm"><text:p/></draw:rect><draw:rect draw:style-name="gr21" draw:text-style-name="P39" svg:width="0.5cm" svg:height="0.5cm" svg:x="2.512cm" svg:y="3.9cm"><text:p/></draw:rect><draw:rect draw:style-name="gr21" draw:text-style-name="P39" svg:width="0.5cm" svg:height="0.5cm" svg:x="2.013cm" svg:y="3.9cm"><text:p/></draw:rect><draw:rect draw:style-name="gr21" draw:text-style-name="P39" svg:width="0.5cm" svg:height="0.5cm" svg:x="3.011cm" svg:y="3.9cm"><text:p/></draw:rect><draw:rect draw:style-name="gr21" draw:text-style-name="P39" svg:width="0.5cm" svg:height="0.5cm" svg:x="3.011cm" svg:y="3.401cm"><text:p/></draw:rect><draw:rect draw:style-name="gr21" draw:text-style-name="P39" svg:width="0.5cm" svg:height="0.5cm" svg:x="3.51cm" svg:y="3.401cm"><text:p/></draw:rect><draw:rect draw:style-name="gr21" draw:text-style-name="P39" svg:width="0.5cm" svg:height="0.5cm" svg:x="3.51cm" svg:y="3.9cm"><text:p/></draw:rect><draw:rect draw:style-name="gr21" draw:text-style-name="P39" svg:width="0.5cm" svg:height="0.5cm" svg:x="4.009cm" svg:y="3.9cm"><text:p/></draw:rect><draw:rect draw:style-name="gr21" draw:text-style-name="P39" svg:width="0.5cm" svg:height="0.5cm" svg:x="4.009cm" svg:y="3.401cm"><text:p/></draw:rect><draw:rect draw:style-name="gr21" draw:text-style-name="P39" svg:width="0.5cm" svg:height="0.5cm" svg:x="4.509cm" svg:y="3.401cm"><text:p/></draw:rect><draw:rect draw:style-name="gr21" draw:text-style-name="P39" svg:width="0.5cm" svg:height="0.5cm" svg:x="5.008cm" svg:y="3.401cm"><text:p/></draw:rect><draw:rect draw:style-name="gr21" draw:text-style-name="P39" svg:width="0.5cm" svg:height="0.5cm" svg:x="5.008cm" svg:y="3.9cm"><text:p/></draw:rect><draw:rect draw:style-name="gr21" draw:text-style-name="P39" svg:width="0.5cm" svg:height="0.5cm" svg:x="4.509cm" svg:y="3.9cm"><text:p/></draw:rect><draw:rect draw:style-name="gr21" draw:text-style-name="P39" svg:width="0.5cm" svg:height="0.5cm" svg:x="5.507cm" svg:y="3.9cm"><text:p/></draw:rect><draw:rect draw:style-name="gr21" draw:text-style-name="P39" svg:width="0.5cm" svg:height="0.5cm" svg:x="5.507cm" svg:y="3.401cm"><text:p/></draw:rect></draw:g><draw:frame draw:style-name="gr22" draw:text-style-name="P40" svg:width="0.6cm" svg:height="0.406cm" svg:x="0.335cm" svg:y="0.051cm"><draw:text-box><text:p><text:span text:style-name="T38">0,0</text:span></text:p></draw:text-box></draw:frame><draw:frame draw:style-name="gr22" draw:text-style-name="P40" svg:width="0.892cm" svg:height="0.406cm" svg:x="6.006cm" svg:y="0cm"><draw:text-box><text:p><text:span text:style-name="T38">width</text:span></text:p></draw:text-box></draw:frame><draw:frame draw:style-name="gr22" draw:text-style-name="P40" svg:width="1.015cm" svg:height="0.406cm" svg:x="0cm" svg:y="4.399cm"><draw:text-box><text:p><text:span text:style-name="T38">height</text:span></text:p></draw:text-box></draw:frame></draw:g><draw:line draw:style-name="gr8" draw:text-style-name="P39" svg:x1="7.268cm" svg:y1="1.692cm" svg:x2="5.292cm" svg:y2="1.692cm"><text:p/></draw:line><draw:frame draw:style-name="gr23" draw:text-style-name="P40" svg:width="1.994cm" svg:height="0.424cm" svg:x="7.444cm" svg:y="1.498cm"><draw:text-box><text:p><text:span text:style-name="T38">a single pixel</text:span></text:p></draw:text-box></draw:frame></draw:g>Figure <text:sequence text:ref-name="refDrawing0" text:name="Drawing" text:formula="ooow:Drawing+1" style:num-format="1">1</text:sequence>: The raster space frame</text:p></draw:text-box></draw:frame><text:span text:style-name="T1"/></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1"> (float coordinates, intervals like in </text:span><text:span text:style-name="T6">RiCropWindow</text:span><text:span text:style-name="T1">). This pixel rectangle is mapped to a single pixel at the physical output device, optionally with an offset given by the origin of the device coordinates. This mapping can be done in the OpenGL renderer by the function calls:</text:span></text:p>
      <text:p text:style-name="Standard"><text:span text:style-name="T1"/></text:p>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s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Standard"><text:span text:style-name="T1"/></text:p>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39" svg:width="7.268cm" svg:height="4.552cm" svg:x="0.018cm" svg:y="0.035cm"><text:p/></draw:rect><draw:rect draw:style-name="gr4" draw:text-style-name="P39" svg:width="6.809cm" svg:height="4.164cm" svg:x="0.247cm" svg:y="0.229cm"><text:p/></draw:rect></draw:g><draw:g draw:style-name="gr2"><draw:g draw:style-name="gr2"><draw:rect draw:style-name="gr5" draw:text-style-name="P39" svg:width="4.904cm" svg:height="3.67cm" svg:x="4.146cm" svg:y="2.427cm"><text:p/></draw:rect><draw:rect draw:style-name="gr5" draw:text-style-name="P39" svg:width="4.904cm" svg:height="2.999cm" svg:x="4.146cm" svg:y="2.427cm"><text:p/></draw:rect></draw:g><draw:rect draw:style-name="gr6" draw:text-style-name="P39" svg:width="2.382cm" svg:height="1.624cm" svg:x="5.645cm" svg:y="3.281cm"><text:p/></draw:rect></draw:g><draw:rect draw:style-name="gr7" draw:text-style-name="P39" svg:width="1.412cm" svg:height="1.112cm" svg:x="5.645cm" svg:y="3.281cm"><text:p/></draw:rect></draw:g><draw:line draw:style-name="gr8" draw:text-style-name="P39" svg:x1="8.222cm" svg:y1="0.423cm" svg:x2="5.841cm" svg:y2="1.57cm"><text:p/></draw:line><draw:frame draw:style-name="gr9" draw:text-style-name="P40" svg:width="2.805cm" svg:height="1.034cm" svg:x="8.255cm" svg:y="0cm"><draw:text-box><text:p><text:span text:style-name="T38">Surface of the physical display device</text:span></text:p></draw:text-box></draw:frame><draw:line draw:style-name="gr8" draw:text-style-name="P39" svg:x1="0.247cm" svg:y1="0.229cm" svg:x2="4.145cm" svg:y2="2.427cm"><text:p/></draw:line><draw:frame draw:style-name="gr9" draw:text-style-name="P40" svg:width="3.105cm" svg:height="0.742cm" svg:x="1.041cm" svg:y="2.427cm"><draw:text-box><text:p text:style-name="P41"><text:span text:style-name="T38">origin in device coordinates</text:span></text:p></draw:text-box></draw:frame><draw:line draw:style-name="gr8" draw:text-style-name="P39" svg:x1="11.095cm" svg:y1="4.022cm" svg:x2="9.049cm" svg:y2="5.045cm"><text:p/></draw:line><draw:frame draw:style-name="gr10" draw:text-style-name="P40" svg:width="1.235cm" svg:height="1.034cm" svg:x="11.201cm" svg:y="3.845cm"><draw:text-box><text:p><text:span text:style-name="T38">Screen window (frame)</text:span></text:p></draw:text-box></draw:frame><draw:line draw:style-name="gr8" draw:text-style-name="P39" svg:x1="9.807cm" svg:y1="1.676cm" svg:x2="8.449cm" svg:y2="2.84cm"><text:p/></draw:line><draw:frame draw:style-name="gr11" draw:text-style-name="P40" svg:width="2.858cm" svg:height="0.69cm" svg:x="9.808cm" svg:y="1.305cm"><draw:text-box><text:p><text:span text:style-name="T38">Interior of the frame with aspect</text:span></text:p></draw:text-box></draw:frame><draw:line draw:style-name="gr8" draw:text-style-name="P39" svg:x1="9.808cm" svg:y1="2.593cm" svg:x2="8.026cm" svg:y2="3.422cm"><text:p/></draw:line><draw:frame draw:style-name="gr12" draw:text-style-name="P40" svg:width="2.065cm" svg:height="0.459cm" svg:x="9.913cm" svg:y="2.293cm"><draw:text-box><text:p><text:span text:style-name="T38">Crop window</text:span></text:p></draw:text-box></draw:frame><draw:line draw:style-name="gr8" draw:text-style-name="P39" svg:x1="10.022cm" svg:y1="3.369cm" svg:x2="6.529cm" svg:y2="4.004cm"><text:p/></draw:line><draw:frame draw:style-name="gr13" draw:text-style-name="P40" svg:width="2.012cm" svg:height="0.69cm" svg:x="10.178cm" svg:y="3.14cm"><draw:text-box><text:p><text:span text:style-name="T38">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Standard"><text:span text:style-name="T1"/></text:p>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39" svg:width="5.98cm" svg:height="3.97cm" svg:x="0cm" svg:y="0cm"><text:p/></draw:rect><draw:rect draw:style-name="gr14" draw:text-style-name="P39" svg:width="3.458cm" svg:height="3.193cm" svg:x="0.194cm" svg:y="0.476cm"><text:p/></draw:rect><draw:rect draw:style-name="gr15" draw:text-style-name="P39" svg:width="1.853cm" svg:height="1.447cm" svg:x="3.889cm" svg:y="0.476cm"><text:p/></draw:rect><draw:rect draw:style-name="gr16" draw:text-style-name="P39" svg:width="1.906cm" svg:height="1.412cm" svg:x="3.863cm" svg:y="2.258cm"><text:p/></draw:rect><draw:frame draw:style-name="gr17" draw:text-style-name="P42" svg:width="3.934cm" svg:height="0.354cm" svg:x="0.176cm" svg:y="0cm"><draw:text-box><text:p><text:span text:style-name="T39">Window</text:span></text:p></draw:text-box></draw:frame><draw:frame draw:style-name="gr18" draw:text-style-name="P43" svg:width="2.241cm" svg:height="0.424cm" svg:x="0.529cm" svg:y="0.688cm"><draw:text-box><text:p><text:span text:style-name="T40">Frame 1</text:span></text:p></draw:text-box></draw:frame><draw:frame draw:style-name="gr19" draw:text-style-name="P43" svg:width="1.447cm" svg:height="0.583cm" svg:x="4.057cm" svg:y="0.706cm"><draw:text-box><text:p><text:span text:style-name="T40">Frame 2</text:span></text:p></draw:text-box></draw:frame><draw:frame draw:style-name="gr13" draw:text-style-name="P43" svg:width="1.535cm" svg:height="0.389cm" svg:x="4.022cm" svg:y="2.434cm"><draw:text-box><text:p><text:span text:style-name="T40">Frame 3</text:span></text:p></draw:text-box></draw:frame></draw:g>Figure <text:sequence text:ref-name="refDrawing2" text:name="Drawing" text:formula="ooow:Drawing+1" style:num-format="1">3</text:sequence>: Window with three frames as subwindows</text:p></draw:text-box></draw:frame>The NDC</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6"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6"><draw:text-box fo:min-height="0.485cm"><text:p text:style-name="Illustration"><draw:frame draw:style-name="fr7" draw:name="Objekt2" text:anchor-type="paragraph" svg:x="0.004cm" svg:y="0.002cm" svg:width="7.781cm" style:rel-width="100%" svg:height="2.293cm" style:rel-height="scale" draw:z-index="7"><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p>
      <text:p text:style-name="P7"/>
      <text:h text:style-name="P3" text:outline-level="2">The camera coordinates</text:h>
      <text:p text:style-name="Standard"><text:span text:style-name="T1">The camera space is the 3D space as seen from the viewpoint of the camera. The coordinates are projected to screen space by the camera to screen matrix.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CTM that was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The viewing frustum is projected to the screen coordinates by moving near to z=0 and scaling z appropriately as done for the orthographic projection.</text:span></text:p>
      <text:h text:style-name="P3" text:outline-level="2">The world coordinates</text:h>
      <text:p text:style-name="Standard"><text:span text:style-name="T1">The world coordinates are lying in the 3D reference space where the primitives are placed. The world coordinates are transformed to the camera space by the word to camera matrix – that is the matrix that was CTM when </text:span><text:span text:style-name="T6">RiWorldBegin</text:span><text:span text:style-name="T1"> was called.</text:span></text:p>
      <text:h text:style-name="P3" text:outline-level="2">The local coordinates</text:h>
      <text:p text:style-name="P4">The local coordinates are in the space that is current, when a primitive is defined by an interface call. The coordinates are transformed to the world space by the current transformation matrix CTM.</text:p>
      <text:h text:style-name="Heading_20_1" text:outline-level="1">Implementation of RiTransformPoints</text:h>
      <text:p text:style-name="Standard">Some remarks to the implementation and usage of <text:span text:style-name="T34">RiTransformPoints</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2">
        <text:list-item>
          <text:p text:style-name="P29"><text:span text:style-name="T10">Pixar Animation Studios</text:span>, Pixar's RenderMan Users's Manual <text:span text:style-name="Internet_20_link">https://renderman.pixar.com/forum/docs/RfM_1.0/RenderMan_Manual/users_guide/index.php</text:span></text:p>
        </text:list-item>
        <text:list-item>
          <text:p text:style-name="P29"><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29"><text:span text:style-name="T10">Upstill, Steve</text:span>: The RenderMan Companion, Addison-Wesley Professional, 1990, ISBN 978-0201508680</text:p>
        </text:list-item>
        <text:list-item>
          <text:p text:style-name="P29"><text:span text:style-name="T10">Apodaca, Anthony A.; Gritz, Larry</text:span>: Advanced RenderMan, Morgan Kaufmann, 1999, ISBN 978-1558606180</text:p>
        </text:list-item>
        <text:list-item>
          <text:p text:style-name="P29"><text:span text:style-name="T10">Raghavachary, Saty</text:span>: Rendering for Beginners, Focal Press, 2004, ISBN 978-0240519357</text:p>
        </text:list-item>
      </text:list>
      <text:p text:style-name="P9"/>
      <text:p text:style-name="P9">RenderMan<text:span text:style-name="T26">®</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13T07:41:19</dc:date>
    <dc:language>de-DE</dc:language>
    <meta:editing-cycles>146</meta:editing-cycles>
    <meta:editing-duration>PT15H0M51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2" meta:page-count="10" meta:paragraph-count="223" meta:word-count="3264" meta:character-count="20792"/>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